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93cm" fo:break-before="auto" style:use-optimal-row-height="true"/>
    </style:style>
    <style:style style:name="ro6" style:family="table-row">
      <style:table-row-properties style:row-height="0.584cm" fo:break-before="auto" style:use-optimal-row-height="false"/>
    </style:style>
    <style:style style:name="ro7" style:family="table-row">
      <style:table-row-properties style:row-height="0.617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ro13" style:family="table-row">
      <style:table-row-properties style:row-height="1.164cm" fo:break-before="auto" style:use-optimal-row-height="true"/>
    </style:style>
    <style:style style:name="ro14" style:family="table-row">
      <style:table-row-properties style:row-height="2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20_21-28-27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2">
            <text:p>2</text:p>
          </table:table-cell>
          <table:table-cell table:style-name="ce8" office:value-type="string">
            <text:p>2022-03-21_02-16-55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2022-03-21_02-17-18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8" office:value-type="string">
            <text:p>2022-03-21_07-45-18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5">
            <text:p>5</text:p>
          </table:table-cell>
          <table:table-cell table:style-name="ce8" office:value-type="string">
            <text:p>2022-03-21_14-05-28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8" office:value-type="string">
            <text:p>2022-03-21_17-49-53_000.jpg</text:p>
          </table:table-cell>
          <table:table-cell table:style-name="ce34" office:value-type="string">
            <text:p>:m RES 1*1 / free# JVEMV6 68#_207:1 / 68. theoretical-physics(tp) / w=~,topics=行列式：レビチビタ記号,other=~,s=~,i=~,doc=r-8-1~4.11;r-8-1~4.12 / N+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1*1 / free# JVEMV6 68#_207:1 / 68. theoretical-physics(tp) / w=~,topics=行列式：レビチビタ記号,other=~,s=~,i=~,doc=r-8-1~4.11;r-8-1~4.12 / N+">
            <text:p>:m RES 1*1 / free# JVEMV6 68#_207:1 / 68. theoretical-physics(tp) / w=~,topics=行列式：レビチビタ記号,other=~,s=~,i=~,doc=r-8-1~4.11;r-8-1~4.12 / N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 office:value-type="float" office:value="7">
            <text:p>7</text:p>
          </table:table-cell>
          <table:table-cell table:style-name="ce8" office:value-type="string">
            <text:p>2022-03-21_19-01-15_000.jpg</text:p>
          </table:table-cell>
          <table:table-cell table:style-name="ce34" office:value-type="string">
            <text:p>:m :篠笛,shinobue #*# / session-memo / s.1:prac,for=transition,ReX,other=pattern:①～⑥,notes=4-6-4-7,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:篠笛,shinobue #*# / session-memo / s.1:prac,for=transition,ReX,other=pattern:①～⑥,notes=4-6-4-7,R=~">
            <text:p>:m :篠笛,shinobue #*# / session-memo / s.1:prac,for=transition,ReX,other=pattern:①～⑥,notes=4-6-4-7,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7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7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9">
            <text:p>9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11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7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3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7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7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3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7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4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2">2022/03/22</text:date>, <text:time>08:5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22T08:54:08.34</dc:date>
    <dc:creator>iwabuchi ken</dc:creator>
    <meta:editing-duration>P44DT13H41M</meta:editing-duration>
    <meta:editing-cycles>14772</meta:editing-cycles>
    <meta:document-statistic meta:table-count="2" meta:cell-count="479" meta:object-count="0"/>
    <meta:user-defined meta:name="qrichtext">1</meta:user-defined>
  </office:meta>
</office:document-meta>
</file>